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180" officeooo:paragraph-rsid="001fa180"/>
    </style:style>
    <style:style style:name="P2" style:family="paragraph" style:parent-style-name="Standard">
      <style:text-properties officeooo:rsid="001fa180" officeooo:paragraph-rsid="001ff2a3"/>
    </style:style>
    <style:style style:name="P3" style:family="paragraph" style:parent-style-name="Standard">
      <style:text-properties officeooo:rsid="001fa180" officeooo:paragraph-rsid="00200fdc"/>
    </style:style>
    <style:style style:name="P4" style:family="paragraph" style:parent-style-name="Standard">
      <style:text-properties fo:font-weight="normal" officeooo:rsid="001fa180" officeooo:paragraph-rsid="001fa180" style:font-weight-asian="normal" style:font-weight-complex="normal"/>
    </style:style>
    <style:style style:name="P5" style:family="paragraph" style:parent-style-name="Standard">
      <style:text-properties officeooo:rsid="001ff2a3" officeooo:paragraph-rsid="001ff2a3"/>
    </style:style>
    <style:style style:name="P6" style:family="paragraph" style:parent-style-name="Standard">
      <style:text-properties officeooo:paragraph-rsid="00200fdc"/>
    </style:style>
    <style:style style:name="P7" style:family="paragraph" style:parent-style-name="Standard">
      <style:text-properties officeooo:rsid="00200fdc" officeooo:paragraph-rsid="00200fdc"/>
    </style:style>
    <style:style style:name="P8" style:family="paragraph" style:parent-style-name="Standard">
      <style:text-properties officeooo:rsid="0021318a" officeooo:paragraph-rsid="0021318a"/>
    </style:style>
    <style:style style:name="P9" style:family="paragraph" style:parent-style-name="Standard">
      <style:text-properties officeooo:rsid="0021318a" officeooo:paragraph-rsid="0023908f"/>
    </style:style>
    <style:style style:name="P10" style:family="paragraph" style:parent-style-name="Standard">
      <style:text-properties fo:font-style="italic" fo:font-weight="bold" officeooo:rsid="001fa180" officeooo:paragraph-rsid="001fa18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fa180" officeooo:paragraph-rsid="00200fdc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fa180" officeooo:paragraph-rsid="001ff2a3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fa180" officeooo:paragraph-rsid="0023908f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fa180" officeooo:paragraph-rsid="0021318a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1fa180" officeooo:paragraph-rsid="002970cf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800000" fo:font-size="16pt" fo:font-style="normal" style:text-underline-style="none" fo:font-weight="bold" officeooo:rsid="001fa180" officeooo:paragraph-rsid="001fa180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fo:color="#ff0000" fo:font-size="14pt" fo:font-weight="bold" officeooo:rsid="001fa180" officeooo:paragraph-rsid="001fa180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ff0000" fo:font-size="14pt" fo:font-weight="bold" officeooo:rsid="001fa180" officeooo:paragraph-rsid="00200fdc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6600" fo:font-style="italic" fo:font-weight="bold" officeooo:rsid="001fa180" officeooo:paragraph-rsid="001fa180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color="#006600" fo:font-style="italic" fo:font-weight="bold" officeooo:rsid="00200fdc" officeooo:paragraph-rsid="00200fdc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006600" fo:font-style="italic" fo:font-weight="bold" officeooo:rsid="001ff2a3" officeooo:paragraph-rsid="001ff2a3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color="#006600" fo:font-style="italic" fo:font-weight="bold" officeooo:rsid="002eed96" officeooo:paragraph-rsid="002eed96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275b8f" officeooo:paragraph-rsid="00275b8f"/>
    </style:style>
    <style:style style:name="P24" style:family="paragraph" style:parent-style-name="Standard">
      <style:text-properties officeooo:paragraph-rsid="00275b8f"/>
    </style:style>
    <style:style style:name="P25" style:family="paragraph" style:parent-style-name="Standard">
      <style:text-properties fo:font-style="normal" fo:font-weight="normal" officeooo:rsid="00288292" officeooo:paragraph-rsid="0028829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75b8f" officeooo:paragraph-rsid="0028829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rsid="002a7f5f" officeooo:paragraph-rsid="002a7f5f"/>
    </style:style>
    <style:style style:name="P28" style:family="paragraph" style:parent-style-name="Standard">
      <style:text-properties fo:color="#000000" fo:font-style="italic" fo:font-weight="bold" officeooo:rsid="001fa180" officeooo:paragraph-rsid="002cc93c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000000" fo:font-style="normal" fo:font-weight="normal" officeooo:rsid="002eed96" officeooo:paragraph-rsid="002eed9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rsid="002cc93c" officeooo:paragraph-rsid="002cc93c"/>
    </style:style>
    <style:style style:name="P31" style:family="paragraph" style:parent-style-name="Standard">
      <style:text-properties fo:color="#990000" fo:font-size="16pt" fo:font-style="italic" fo:font-weight="bold" officeooo:rsid="002cc93c" officeooo:paragraph-rsid="002cc93c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text-properties fo:color="#006600" fo:font-style="italic" fo:font-weight="bold" officeooo:rsid="001fa180" officeooo:paragraph-rsid="001fa180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006600" fo:font-style="italic" fo:font-weight="bold" officeooo:rsid="00200fdc" officeooo:paragraph-rsid="00317af1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color="#006600" fo:font-style="italic" fo:font-weight="bold" officeooo:rsid="00200fdc" officeooo:paragraph-rsid="00337a94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200fdc" officeooo:paragraph-rsid="00317af1"/>
    </style:style>
    <style:style style:name="P36" style:family="paragraph" style:parent-style-name="Standard">
      <style:text-properties fo:color="#000000" fo:font-style="normal" fo:font-weight="normal" officeooo:rsid="00337a94" officeooo:paragraph-rsid="00337a9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style:font-name="Liberation Serif" fo:font-size="12pt" fo:font-style="normal" fo:font-weight="normal" officeooo:rsid="00337a94" officeooo:paragraph-rsid="00337a9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officeooo:rsid="001fa180" officeooo:paragraph-rsid="00200fdc"/>
    </style:style>
    <style:style style:name="P39" style:family="paragraph" style:parent-style-name="Standard">
      <style:text-properties fo:font-style="italic" fo:font-weight="bold" officeooo:rsid="001fa180" officeooo:paragraph-rsid="0023908f" style:font-style-asian="italic" style:font-weight-asian="bold" style:font-style-complex="italic" style:font-weight-complex="bold"/>
    </style:style>
    <style:style style:name="P40" style:family="paragraph" style:parent-style-name="Standard">
      <style:text-properties officeooo:rsid="003380db" officeooo:paragraph-rsid="003380db"/>
    </style:style>
    <style:style style:name="P41" style:family="paragraph" style:parent-style-name="Standard">
      <style:text-properties officeooo:rsid="00346ee3" officeooo:paragraph-rsid="00346ee3"/>
    </style:style>
    <style:style style:name="P42" style:family="paragraph" style:parent-style-name="Standard">
      <style:text-properties officeooo:rsid="00347593" officeooo:paragraph-rsid="00347593"/>
    </style:style>
    <style:style style:name="P43" style:family="paragraph" style:parent-style-name="Standard">
      <style:text-properties officeooo:rsid="002a7f5f" officeooo:paragraph-rsid="002a7f5f"/>
    </style:style>
    <style:style style:name="P44" style:family="paragraph" style:parent-style-name="Standard">
      <style:text-properties officeooo:rsid="0035b99c" officeooo:paragraph-rsid="0035b99c"/>
    </style:style>
    <style:style style:name="P45" style:family="paragraph" style:parent-style-name="Preformatted_20_Text">
      <style:text-properties fo:color="#000000" fo:font-style="normal" fo:font-weight="normal" officeooo:rsid="00337a94" officeooo:paragraph-rsid="00337a94" style:font-style-asian="normal" style:font-weight-asian="normal" style:font-style-complex="normal" style:font-weight-complex="normal"/>
    </style:style>
    <style:style style:name="T1" style:family="text">
      <style:text-properties officeooo:rsid="00200fdc"/>
    </style:style>
    <style:style style:name="T2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6600" fo:font-style="italic" fo:font-weight="bold" officeooo:rsid="00317af1" style:font-style-asian="italic" style:font-weight-asian="bold" style:font-style-complex="italic" style:font-weight-complex="bold"/>
    </style:style>
    <style:style style:name="T4" style:family="text">
      <style:text-properties officeooo:rsid="00275b8f"/>
    </style:style>
    <style:style style:name="T5" style:family="text">
      <style:text-properties officeooo:rsid="00288292"/>
    </style:style>
    <style:style style:name="T6" style:family="text">
      <style:text-properties officeooo:rsid="002970cf"/>
    </style:style>
    <style:style style:name="T7" style:family="text">
      <style:text-properties officeooo:rsid="001ff2a3"/>
    </style:style>
    <style:style style:name="T8" style:family="text">
      <style:text-properties officeooo:rsid="00337a94"/>
    </style:style>
    <style:style style:name="T9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puppet full tutorial&gt;&gt; </text:p>
      <text:p text:style-name="P7"><text:a xlink:type="simple" xlink:href="http://www.example42.com/tutorials/PuppetTutorial">http://www.example42.com/tutorials/PuppetTutorial</text:a></text:p>
      <text:p text:style-name="P7"/>
      <text:p text:style-name="P6"/>
      <text:p text:style-name="Standard"/>
      <text:p text:style-name="P16">Puppet installation and manifest </text:p>
      <text:p text:style-name="P1"/>
      <text:p text:style-name="P17">@ Puppet installation</text:p>
      <text:p text:style-name="P1"/>
      <text:p text:style-name="P10">******************************SERVER-SIDE********************************</text:p>
      <text:p text:style-name="P1"/>
      <text:p text:style-name="P17">server-side {puppet-master configuation}</text:p>
      <text:p text:style-name="P1"/>
      <text:p text:style-name="P1">remove all puppet and its dependencies</text:p>
      <text:p text:style-name="P1"/>
      <text:p text:style-name="P19">apt-get purge puppet puppet-common</text:p>
      <text:p text:style-name="P1"/>
      <text:p text:style-name="P1">update system</text:p>
      <text:p text:style-name="P1"/>
      <text:p text:style-name="P19">apt-get update &amp;&amp; apt-get -y upgrade &amp;&amp; apt-get install -y nano wget</text:p>
      <text:p text:style-name="P1"/>
      <text:p text:style-name="P1">change hostname and /etc/hosts so that change the FQDN</text:p>
      <text:p text:style-name="P1"/>
      <text:p text:style-name="P1">install ntp for accurate time to sync with puppet-agents</text:p>
      <text:p text:style-name="P1"/>
      <text:p text:style-name="P4"><text:span text:style-name="T2">sudo apt-get -y install ntp</text:span> </text:p>
      <text:p text:style-name="P4"/>
      <text:p text:style-name="P19">service ntp restart</text:p>
      <text:p text:style-name="P4"/>
      <text:p text:style-name="P4">update the repository for get latest puppet</text:p>
      <text:p text:style-name="P4"/>
      <text:p text:style-name="P19">wget https://apt.puppetlabs.com/puppetlabs-release-trusty.deb </text:p>
      <text:p text:style-name="P19"/>
      <text:p text:style-name="P19">dpkg -i puppetlabs-release-trusty.deb </text:p>
      <text:p text:style-name="P19"/>
      <text:p text:style-name="P19">apt-get update </text:p>
      <text:p text:style-name="P19"/>
      <text:p text:style-name="P19">apt-get install puppetmaster</text:p>
      <text:p text:style-name="P4"/>
      <text:p text:style-name="P4">edit the configuration {/etc/puppet/puppet.conf}</text:p>
      <text:p text:style-name="P4">(cert and dns... for used if puppet is integrated with apache, because apache take puppet master name as puppet not our FQDN,we do this for resolve that issue)</text:p>
      <text:p text:style-name="P4"/>
      <text:p text:style-name="P19">nano /etc/puppet/puppet.conf</text:p>
      <text:p text:style-name="P4"/>
      <text:p text:style-name="P19">#templatedir=$confdir/templates </text:p>
      <text:p text:style-name="P19">cert=puppet </text:p>
      <text:p text:style-name="P19">dns_alt_names=puppet,puppetmaster.biz.com</text:p>
      <text:p text:style-name="P4"/>
      <text:p text:style-name="P4"/>
      <text:p text:style-name="P4"/>
      <text:p text:style-name="P4"><text:soft-page-break/></text:p>
      <text:p text:style-name="P4">edit the configuration {/etc/default/puppetmaster}</text:p>
      <text:p text:style-name="P4"/>
      <text:p text:style-name="P19">nano /etc/default/puppetmaster</text:p>
      <text:p text:style-name="P19"/>
      <text:p text:style-name="P19">START=yes</text:p>
      <text:p text:style-name="P19"/>
      <text:p text:style-name="P19">service puppetmaster start</text:p>
      <text:p text:style-name="P19"/>
      <text:p text:style-name="P1">check the version</text:p>
      <text:p text:style-name="P1"/>
      <text:p text:style-name="P19">puppet -V</text:p>
      <text:p text:style-name="P1"/>
      <text:p text:style-name="P7">edit the configuration file /etc/puppet/fileserver.conf</text:p>
      <text:p text:style-name="P7">(indeed for adding some files from master to agent)</text:p>
      <text:p text:style-name="P1"/>
      <text:p text:style-name="P20">nano /etc/puppet/fileserver.conf </text:p>
      <text:p text:style-name="P20"/>
      <text:p text:style-name="P20">#[Extra-files] </text:p>
      <text:p text:style-name="P20">#path /etc/puppet/files </text:p>
      <text:p text:style-name="P20">#allow * </text:p>
      <text:p text:style-name="P7"/>
      <text:p text:style-name="P7">change this to </text:p>
      <text:p text:style-name="P7"/>
      <text:p text:style-name="P20">[files] </text:p>
      <text:p text:style-name="P20">path /etc/puppet/files </text:p>
      <text:p text:style-name="P20">allow * </text:p>
      <text:p text:style-name="P7"/>
      <text:p text:style-name="P7"/>
      <text:p text:style-name="P7">1) mkdir -p [puppet-home]/files<text:tab/><text:tab/># create a dir "files" under [puppet-home] eg : /etc/puppet </text:p>
      <text:p text:style-name="P7"/>
      <text:p text:style-name="P7">2) add the files need to copy to agents in "files" dir </text:p>
      <text:p text:style-name="P7"/>
      <text:p text:style-name="P7">3) source =&gt; 'puppet:///files/added-item'</text:p>
      <text:p text:style-name="P1"/>
      <text:p text:style-name="P1"/>
      <text:p text:style-name="P10">******************************AGENT-SIDE********************************</text:p>
      <text:p text:style-name="P1"/>
      <text:p text:style-name="P17">agent configuration {puppet-agent configuration}</text:p>
      <text:p text:style-name="P1"/>
      <text:p text:style-name="P1">remove all puppet and its dependencies</text:p>
      <text:p text:style-name="P1"/>
      <text:p text:style-name="P19">apt-get purge puppet puppet-common</text:p>
      <text:p text:style-name="P19"/>
      <text:p text:style-name="P1">update system</text:p>
      <text:p text:style-name="P1"/>
      <text:p text:style-name="P19">apt-get update &amp;&amp; apt-get -y upgrade &amp;&amp; apt-get install -y nano wge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change hostname and /etc/hosts so that change the FQDN</text:p>
      <text:p text:style-name="P1"/>
      <text:p text:style-name="P1">install ntp for accurate time to sync with puppet-agents</text:p>
      <text:p text:style-name="P1"/>
      <text:p text:style-name="P19">sudo apt-get -y install ntp </text:p>
      <text:p text:style-name="P4"/>
      <text:p text:style-name="P19">service ntp restart</text:p>
      <text:p text:style-name="P19"/>
      <text:p text:style-name="P4">update the repository for get latest puppet</text:p>
      <text:p text:style-name="P4"/>
      <text:p text:style-name="P19">wget https://apt.puppetlabs.com/puppetlabs-release-trusty.deb </text:p>
      <text:p text:style-name="P19"/>
      <text:p text:style-name="P19">dpkg -i puppetlabs-release-trusty.deb </text:p>
      <text:p text:style-name="P19"/>
      <text:p text:style-name="P19">apt-get update </text:p>
      <text:p text:style-name="P19"/>
      <text:p text:style-name="P19">apt-get install puppet</text:p>
      <text:p text:style-name="P19"/>
      <text:p text:style-name="P4">check the time of server and agent are same or not</text:p>
      <text:p text:style-name="P4"/>
      <text:p text:style-name="P19">date</text:p>
      <text:p text:style-name="P1"/>
      <text:p text:style-name="P4">edit the configuration {/etc/puppet/puppet.conf}</text:p>
      <text:p text:style-name="P4">(cert and dns... for used if puppet is integrated with apache, because apache take puppet master name as puppet not our FQDN,we do this for resolve that issue)</text:p>
      <text:p text:style-name="P4"/>
      <text:p text:style-name="P19">nano /etc/puppet/puppet.conf</text:p>
      <text:p text:style-name="P19"/>
      <text:p text:style-name="P19">#templatedir=$confdir/templates </text:p>
      <text:p text:style-name="P19"/>
      <text:p text:style-name="P19">#[master] </text:p>
      <text:p text:style-name="P19">## These are needed when the puppetmaster is run by passenger </text:p>
      <text:p text:style-name="P19">## and can safely be removed if webrick is used. </text:p>
      <text:p text:style-name="P19">#ssl_client_header = SSL_CLIENT_S_DN </text:p>
      <text:p text:style-name="P19">#ssl_client_verify_header = SSL_CLIENT_VERIFY </text:p>
      <text:p text:style-name="P19"/>
      <text:p text:style-name="P19">[agent] </text:p>
      <text:p text:style-name="P19">server=puppetmaster.biz.com</text:p>
      <text:p text:style-name="P19"/>
      <text:p text:style-name="P4"/>
      <text:p text:style-name="P4"/>
      <text:p text:style-name="P4">edit the configuration {/etc/default/puppetmaster}</text:p>
      <text:p text:style-name="P4"/>
      <text:p text:style-name="P19">nano /etc/default/puppet</text:p>
      <text:p text:style-name="P19"/>
      <text:p text:style-name="P19">START=yes</text:p>
      <text:p text:style-name="P19"/>
      <text:p text:style-name="P1">add the master's FQDN in /etc/hosts and try to ping </text:p>
      <text:p text:style-name="P1"/>
      <text:p text:style-name="P19">nano /etc/hosts</text:p>
      <text:p text:style-name="P19"><text:soft-page-break/></text:p>
      <text:p text:style-name="P19">ping puppetmaster.biz.com</text:p>
      <text:p text:style-name="P1"/>
      <text:p text:style-name="P1"/>
      <text:p text:style-name="P1"/>
      <text:p text:style-name="P1">establish <text:s/>the connection from client side by sending ssl key</text:p>
      <text:p text:style-name="P1"/>
      <text:p text:style-name="P19">puppet agent -t</text:p>
      <text:p text:style-name="P10"/>
      <text:p text:style-name="P10">******************************SERVER-SIDE********************************</text:p>
      <text:p text:style-name="P1"/>
      <text:p text:style-name="P5">list all certificates</text:p>
      <text:p text:style-name="P5"/>
      <text:p text:style-name="P21">puppet cert list –all</text:p>
      <text:p text:style-name="P5"/>
      <text:p text:style-name="P5">it will shows some certs but accepted certificates have “+” sign <text:s/>in the first line. </text:p>
      <text:p text:style-name="P1"/>
      <text:p text:style-name="P21">puppet cert sign puppet-agent-name</text:p>
      <text:p text:style-name="P21"/>
      <text:p text:style-name="P29">to remove a cert of agent from master:</text:p>
      <text:p text:style-name="P21"/>
      <text:p text:style-name="P22">puppet cert clean <text:span text:style-name="T7">puppet-agent-name</text:span></text:p>
      <text:p text:style-name="P1"/>
      <text:p text:style-name="P12">******************************AGENT-SIDE********************************</text:p>
      <text:p text:style-name="P1"/>
      <text:p text:style-name="P5">check from the client side</text:p>
      <text:p text:style-name="P5"/>
      <text:p text:style-name="P21">puppet agent --fingerprint</text:p>
      <text:p text:style-name="P1"/>
      <text:p text:style-name="P12">******************************SERVER-SIDE********************************</text:p>
      <text:p text:style-name="P2"/>
      <text:p text:style-name="P5">configure the manifest</text:p>
      <text:p text:style-name="P5"/>
      <text:p text:style-name="P21">nano /etc/puppet/manifests/site.pp</text:p>
      <text:p text:style-name="P5"/>
      <text:p text:style-name="P11">******************************AGENT-SIDE********************************</text:p>
      <text:p text:style-name="P1"/>
      <text:p text:style-name="P7">after creating manifest, run the agent for testing</text:p>
      <text:p text:style-name="P35"><text:span text:style-name="T3">/etc/init.d/puppet restart</text:span></text:p>
      <text:p text:style-name="P7"/>
      <text:p text:style-name="P34">puppet agent -t <text:s/></text:p>
      <text:p text:style-name="P33"/>
      <text:p text:style-name="P36">agent fetch manifest from master each 30min by default, to change this</text:p>
      <text:p text:style-name="P36"/>
      <text:p text:style-name="P34"><text:span text:style-name="T8">nano /etc/puppet/puppet.conf</text:span></text:p>
      <text:p text:style-name="P34"/>
      <text:p text:style-name="P45"><text:span text:style-name="Source_20_Text"><text:span text:style-name="T9">runinterval=xxx</text:span></text:span></text:p>
      <text:p text:style-name="P37"/>
      <text:p text:style-name="P36"><text:span text:style-name="Emphasis"><text:span text:style-name="T9">How often puppet agent applies the catalog. Note that a runinterval of 0 means “run continuously” rather than “never run.” If you want puppet agent to never run, you should start it with the --no-client option. This setting can be a time interval in seconds (30 or 30s), minutes (30m), hours (6h), days (2d), or years (5y).</text:span></text:span></text:p>
      <text:p text:style-name="P20"><text:soft-page-break/></text:p>
      <text:p text:style-name="P28">******************************SERVER-SIDE********************************</text:p>
      <text:p text:style-name="P20"/>
      <text:p text:style-name="P1"/>
      <text:p text:style-name="P31">to make multiple manifest file other than site.pp</text:p>
      <text:p text:style-name="P30"/>
      <text:p text:style-name="P30">eg: agent1.pp , agent2.pp ...etc</text:p>
      <text:p text:style-name="P30"/>
      <text:p text:style-name="P30">1) create the sub manifest like agent1.pp and note the whole classes inside that manifest</text:p>
      <text:p text:style-name="P30"/>
      <text:p text:style-name="P30">2) go to site.pp and import agent1.pp by using command “import agent1.pp”</text:p>
      <text:p text:style-name="P30"/>
      <text:p text:style-name="P30">3) under the particular agent node provide the classes of agent1.pp by using command “include class”</text:p>
      <text:p text:style-name="P30">### note &gt;&gt; dont give same class name in agent1.pp and site.pp, confioguration may be conflict</text:p>
      <text:p text:style-name="P1"/>
      <text:p text:style-name="P1"/>
      <text:p text:style-name="P1"/>
      <text:p text:style-name="P1"/>
      <text:p text:style-name="P7">links:: </text:p>
      <text:p text:style-name="P7"><text:a xlink:type="simple" xlink:href="https://www.howtoforge.com/puppet-ubuntu-14.04">https://www.howtoforge.com/puppet-ubuntu-14.04</text:a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1">***************************************************************************</text:p>
      <text:p text:style-name="P11">*******************************<text:span text:style-name="T1">MANIFEST</text:span>**********************************</text:p>
      <text:p text:style-name="P11">***************************************************************************</text:p>
      <text:p text:style-name="P3"/>
      <text:p text:style-name="P3"/>
      <text:p text:style-name="P3"/>
      <text:p text:style-name="P18">@ manifest</text:p>
      <text:p text:style-name="P3"/>
      <text:p text:style-name="P13">***************************************************************************</text:p>
      <text:p text:style-name="P8">code writing </text:p>
      <text:p text:style-name="P8"/>
      <text:p text:style-name="P8">resource_type { 'resource_name' </text:p>
      <text:p text:style-name="P8"><text:s text:c="2"/>attribute =&gt; value </text:p>
      <text:p text:style-name="P8"><text:s text:c="2"/>... </text:p>
      <text:p text:style-name="P8">} </text:p>
      <text:p text:style-name="P8"/>
      <text:p text:style-name="P13">***************************************************************************</text:p>
      <text:p text:style-name="P8"/>
      <text:p text:style-name="P8">class name </text:p>
      <text:p text:style-name="P8">{ </text:p>
      <text:p text:style-name="P8">..code.. </text:p>
      <text:p text:style-name="P8">} </text:p>
      <text:p text:style-name="P8"/>
      <text:p text:style-name="P13">***************************************************************************</text:p>
      <text:p text:style-name="P13"><text:soft-page-break/></text:p>
      <text:p text:style-name="P8">single node </text:p>
      <text:p text:style-name="P8"/>
      <text:p text:style-name="P8"/>
      <text:p text:style-name="P8">node 'node-name'</text:p>
      <text:p text:style-name="P8">{ </text:p>
      <text:p text:style-name="P8">..code.. </text:p>
      <text:p text:style-name="P8">or </text:p>
      <text:p text:style-name="P8">include class </text:p>
      <text:p text:style-name="P8">} </text:p>
      <text:p text:style-name="P9"/>
      <text:p text:style-name="P13">***************************************************************************</text:p>
      <text:p text:style-name="P8"/>
      <text:p text:style-name="P8"/>
      <text:p text:style-name="P8">multiple nodes </text:p>
      <text:p text:style-name="P8"/>
      <text:p text:style-name="P8"/>
      <text:p text:style-name="P8">node 'node-name-1', 'node-name-2', 'node-name-3'</text:p>
      <text:p text:style-name="P8">{ </text:p>
      <text:p text:style-name="P8">..code.. </text:p>
      <text:p text:style-name="P8">or </text:p>
      <text:p text:style-name="P8">include class </text:p>
      <text:p text:style-name="P8">} </text:p>
      <text:p text:style-name="P8"/>
      <text:p text:style-name="P13">***************************************************************************</text:p>
      <text:p text:style-name="P8"/>
      <text:p text:style-name="P8"/>
      <text:p text:style-name="P8">multiple nodes ending with digits </text:p>
      <text:p text:style-name="P8">(eg: www1,www32,www645) </text:p>
      <text:p text:style-name="P8">node /^name\d+$/</text:p>
      <text:p text:style-name="P8"/>
      <text:p text:style-name="P8">node /^www\d+$/ </text:p>
      <text:p text:style-name="P8">{ </text:p>
      <text:p text:style-name="P8">..code.. </text:p>
      <text:p text:style-name="P8">or </text:p>
      <text:p text:style-name="P8">include class </text:p>
      <text:p text:style-name="P8">} </text:p>
      <text:p text:style-name="P8"/>
      <text:p text:style-name="P13">***************************************************************************</text:p>
      <text:p text:style-name="P9"/>
      <text:p text:style-name="P13"/>
      <text:p text:style-name="P8">multiple nodes having some common name </text:p>
      <text:p text:style-name="P8">(eg: www.example,zzz.example) </text:p>
      <text:p text:style-name="P8">node /^(node-1|node-2|...node-n).name$/ </text:p>
      <text:p text:style-name="P8"/>
      <text:p text:style-name="P8"/>
      <text:p text:style-name="P8">node /^(www|zzz)\.example$/ </text:p>
      <text:p text:style-name="P8">{ </text:p>
      <text:p text:style-name="P8">..code.. </text:p>
      <text:p text:style-name="P8">or </text:p>
      <text:p text:style-name="P8">include class </text:p>
      <text:p text:style-name="P8">} </text:p>
      <text:p text:style-name="P8"><text:soft-page-break/></text:p>
      <text:p text:style-name="P13">***************************************************************************</text:p>
      <text:p text:style-name="P8"/>
      <text:p text:style-name="P8">useradding </text:p>
      <text:p text:style-name="P8"/>
      <text:p text:style-name="P8">user {'name', </text:p>
      <text:p text:style-name="P8">ensure =&gt; 'present', </text:p>
      <text:p text:style-name="P8">uid =&gt; '1500', </text:p>
      <text:p text:style-name="P8">gid =&gt; '1500', </text:p>
      <text:p text:style-name="P8">shell =&gt; '/bin/bash', </text:p>
      <text:p text:style-name="P8">home =&gt; '/home/name' </text:p>
      <text:p text:style-name="P8">require =&gt; group['name'],<text:tab/># require that group adding before executing </text:p>
      <text:p text:style-name="P8">require =&gt; class['class-name'], </text:p>
      <text:p text:style-name="P8"/>
      <text:p text:style-name="P13">***************************************************************************</text:p>
      <text:p text:style-name="P8"/>
      <text:p text:style-name="P8"/>
      <text:p text:style-name="P8">create file or directory </text:p>
      <text:p text:style-name="P8"/>
      <text:p text:style-name="P8">file {'/path/name': </text:p>
      <text:p text:style-name="P8">ensure =&gt; 'directory',<text:tab/><text:tab/> # change directory to file if need file </text:p>
      <text:p text:style-name="P8">content =&gt; 'hai', <text:tab/><text:tab/> #this will append to that file </text:p>
      <text:p text:style-name="P8">owner =&gt; 'name', </text:p>
      <text:p text:style-name="P8">group =&gt; 'name', </text:p>
      <text:p text:style-name="P8">mode =&gt; '0777', </text:p>
      <text:p text:style-name="P8">} </text:p>
      <text:p text:style-name="P8"><text:s/></text:p>
      <text:p text:style-name="P13">***************************************************************************</text:p>
      <text:p text:style-name="P13"/>
      <text:p text:style-name="P8">to create a group </text:p>
      <text:p text:style-name="P8"/>
      <text:p text:style-name="P8">group {'name': </text:p>
      <text:p text:style-name="P8">ensure =&gt; present, </text:p>
      <text:p text:style-name="P8">gid =&gt; '1500', </text:p>
      <text:p text:style-name="P8">} </text:p>
      <text:p text:style-name="P8"/>
      <text:p text:style-name="P13">***************************************************************************</text:p>
      <text:p text:style-name="P8"/>
      <text:p text:style-name="P8"/>
      <text:p text:style-name="P8">to updating or do some command </text:p>
      <text:p text:style-name="P8"/>
      <text:p text:style-name="P8"/>
      <text:p text:style-name="P8">exec { 'apt-update': <text:s text:c="19"/># exec resource named 'apt-update' </text:p>
      <text:p text:style-name="P8">command =&gt; '/bin/apt-get update', <text:s text:c="2"/># command this resource will run </text:p>
      <text:p text:style-name="P8">}</text:p>
      <text:p text:style-name="P8"/>
      <text:p text:style-name="P15">***************************************************************************</text:p>
      <text:p text:style-name="P15"/>
      <text:p text:style-name="P23"/>
      <text:p text:style-name="P23">to depend on previous or next process</text:p>
      <text:p text:style-name="P23"/>
      <text:p text:style-name="P23">require =&gt; Package[''apache2], <text:tab/># require apache2 <text:s/>command completed</text:p>
      <text:p text:style-name="P24"><text:soft-page-break/><text:span text:style-name="T4">before =&gt; </text:span><text:bookmark text:name="resource-dependency"/><text:span text:style-name="T4">Package[''apache2],<text:tab/># do this command before apache2 command executed</text:span></text:p>
      <text:p text:style-name="P8"/>
      <text:p text:style-name="P23">### note ::: need to use capital letter instead of small letter, eg &gt;&gt; “P” instad of “p” for package,</text:p>
      <text:p text:style-name="P23"/>
      <text:p text:style-name="P13">***************************************************************************</text:p>
      <text:p text:style-name="P13"/>
      <text:p text:style-name="P25">notify the service</text:p>
      <text:p text:style-name="P25"/>
      <text:p text:style-name="P25">notify =&gt; Service [''apache2],</text:p>
      <text:p text:style-name="P25"/>
      <text:p text:style-name="P26"><text:span text:style-name="T6">### </text:span>note ::: need to use capital letter instead of small letter, eg &gt;&gt; “<text:span text:style-name="T5">S”</text:span> instad of “<text:span text:style-name="T5">s”</text:span> for package,</text:p>
      <text:p text:style-name="P14"/>
      <text:p text:style-name="P8"/>
      <text:p text:style-name="P15">***************************************************************************</text:p>
      <text:p text:style-name="P8"/>
      <text:p text:style-name="P8"/>
      <text:p text:style-name="P8">using scripts we can make it more confort </text:p>
      <text:p text:style-name="P8"/>
      <text:p text:style-name="P8"/>
      <text:p text:style-name="P8">class mysql </text:p>
      <text:p text:style-name="P8">{ </text:p>
      <text:p text:style-name="P8">file {'/home/mysql.sh': </text:p>
      <text:p text:style-name="P8">ensure =&gt; 'file', </text:p>
      <text:p text:style-name="P8">source =&gt; 'puppet:///files/mysql.sh', </text:p>
      <text:p text:style-name="P8">mode =&gt; 0777 </text:p>
      <text:p text:style-name="P8">} </text:p>
      <text:p text:style-name="P8"/>
      <text:p text:style-name="P8"/>
      <text:p text:style-name="P8">exec {'mysql': </text:p>
      <text:p text:style-name="P8">command =&gt; '/home/mysql.sh', </text:p>
      <text:p text:style-name="P8">} </text:p>
      <text:p text:style-name="P8">} </text:p>
      <text:p text:style-name="P8"/>
      <text:p text:style-name="P8">node 'puppet-1' </text:p>
      <text:p text:style-name="P8">{ </text:p>
      <text:p text:style-name="P8">include mysql </text:p>
      <text:p text:style-name="P8">}</text:p>
      <text:p text:style-name="P3"><text:s/></text:p>
      <text:p text:style-name="P13">***************************************************************************</text:p>
      <text:p text:style-name="P13">***************************************************************************</text:p>
      <text:p text:style-name="P3"/>
      <text:p text:style-name="P40">configure manifest with modules</text:p>
      <text:p text:style-name="P40"/>
      <text:p text:style-name="P40">1) puppet module search name<text:tab/><text:tab/># eg : puppet module search apache</text:p>
      <text:p text:style-name="P40"/>
      <text:p text:style-name="P40">2) puppet module install anyone-of-module<text:tab/><text:tab/># eg : puppet module install puppetlabs-apache</text:p>
      <text:p text:style-name="P40"/>
      <text:p text:style-name="P40">3) puppet module list</text:p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1">after that , configure manifest for your convenience</text:p>
      <text:p text:style-name="P41"/>
      <text:p text:style-name="P41"/>
      <text:p text:style-name="P41">eg : for apache2</text:p>
      <text:p text:style-name="P41"/>
      <text:p text:style-name="P42">class { 'apache':</text:p>
      <text:p text:style-name="P42"><text:s text:c="2"/>default_vhost =&gt; false,</text:p>
      <text:p text:style-name="P42">}</text:p>
      <text:p text:style-name="P42"></text:p>
      <text:p text:style-name="P42">apache::vhost { 'www.bizruntime.com':</text:p>
      <text:p text:style-name="P42"><text:s text:c="2"/>port <text:s text:c="3"/>=&gt; '80',</text:p>
      <text:p text:style-name="P42"><text:s text:c="2"/>docroot =&gt; '/var/www/bizruntime',</text:p>
      <text:p text:style-name="P42">}</text:p>
      <text:p text:style-name="P42"></text:p>
      <text:p text:style-name="P42">apache::vhost { 'www.bizruntime2.com non-ssl':</text:p>
      <text:p text:style-name="P42"><text:s text:c="2"/>servername <text:s text:c="5"/>=&gt; 'www.bizruntime2.com',</text:p>
      <text:p text:style-name="P42"><text:s text:c="2"/>port <text:s text:c="11"/>=&gt; '80',</text:p>
      <text:p text:style-name="P42"><text:s text:c="2"/>docroot <text:s text:c="8"/>=&gt; '/var/www/bizruntime2',</text:p>
      <text:p text:style-name="P42"><text:s text:c="2"/>redirect_status =&gt; 'permanent',</text:p>
      <text:p text:style-name="P42"><text:s text:c="2"/>redirect_dest <text:s text:c="2"/>=&gt; 'https://www.bizruntime2.com/'</text:p>
      <text:p text:style-name="P42">}</text:p>
      <text:p text:style-name="P42"></text:p>
      <text:p text:style-name="P42">apache::vhost { 'www.bizruntime2.com ssl':</text:p>
      <text:p text:style-name="P42"><text:s text:c="2"/>servername =&gt; 'www.bizruntime2.com',</text:p>
      <text:p text:style-name="P42"><text:s text:c="2"/>port <text:s text:c="6"/>=&gt; '443',</text:p>
      <text:p text:style-name="P42"><text:s text:c="2"/>docroot <text:s text:c="3"/>=&gt; '/var/www/bizruntime2',</text:p>
      <text:p text:style-name="P42"><text:s text:c="2"/>ssl <text:s text:c="7"/>=&gt; true,</text:p>
      <text:p text:style-name="P42">}</text:p>
      <text:p text:style-name="P42"></text:p>
      <text:p text:style-name="P40"/>
      <text:p text:style-name="P8"/>
      <text:p text:style-name="P8"/>
      <text:p text:style-name="P8"/>
      <text:p text:style-name="P8">links: </text:p>
      <text:p text:style-name="P8"/>
      <text:p text:style-name="P8"><text:a xlink:type="simple" xlink:href="https://docs.puppet.com/puppet/latest/reference/lang_node_definitions.html">https://docs.puppet.com/puppet/latest/reference/lang_node_definitions.html</text:a> </text:p>
      <text:p text:style-name="P8"/>
      <text:p text:style-name="P8">source command &gt;&gt;&gt; </text:p>
      <text:p text:style-name="P8"><text:a xlink:type="simple" xlink:href="http://askubuntu.com/questions/90015/how-to-copy-files-to-all-machines-using-puppet-master">http://askubuntu.com/questions/90015/how-to-copy-files-to-all-machines-using-puppet-master</text:a> </text:p>
      <text:p text:style-name="P8"/>
      <text:p text:style-name="P8">full resource info &gt;&gt; </text:p>
      <text:p text:style-name="P8"><text:a xlink:type="simple" xlink:href="https://docs.puppet.com/puppet/3.8/reference/type.html">https://docs.puppet.com/puppet/3.8/reference/type.html</text:a></text:p>
      <text:p text:style-name="P8"/>
      <text:p text:style-name="P27">some basic manifest commands &gt;&gt; </text:p>
      <text:p text:style-name="P27"><text:a xlink:type="simple" xlink:href="https://www.digitalocean.com/community/tutorials/configuration-management-101-writing-puppet-manifests">https://www.digitalocean.com/community/tutorials/configuration-management-101-writing-puppet-manifests</text:a></text:p>
      <text:p text:style-name="P27"/>
      <text:p text:style-name="P44">apache2-module &gt;&gt; </text:p>
      <text:p text:style-name="P44"><text:a xlink:type="simple" xlink:href="https://forge.puppet.com/puppetlabs/apache">https://forge.puppet.com/puppetlabs/apach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7:03:00.028785512</meta:creation-date>
    <dc:date>2016-10-17T19:05:04.802943153</dc:date>
    <meta:editing-duration>PT1H59M33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9" meta:paragraph-count="261" meta:word-count="1017" meta:character-count="9317" meta:non-whitespace-character-count="8304"/>
  </office:meta>
</office:document-meta>
</file>